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853c" officeooo:paragraph-rsid="0019853c"/>
    </style:style>
    <style:style style:name="P2" style:family="paragraph" style:parent-style-name="Standard">
      <style:text-properties officeooo:rsid="001ad078" officeooo:paragraph-rsid="001ad078"/>
    </style:style>
    <style:style style:name="T1" style:family="text">
      <style:text-properties officeooo:rsid="001ad0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ent medycyny, lat 21, mój brat zasadniczo. <text:s/><text:span text:style-name="T1">Tutaj dwa słowa, zasadniczo ma pełną świadomość tego co ma na kompie, ponieważ ma dysk systemowe 120 GB SSD, który zapchał mu się strasznie, więc regularnie kontroluje co ma i starać się czyścić. </text:span></text:p>
      <text:p text:style-name="P1">1. Codzienny użytek, głównie do grania, ogarnia w <text:span text:style-name="T1">miarę</text:span> office.</text:p>
      <text:p text:style-name="P1">2. Prawo do korzystania z programu</text:p>
      <text:p text:style-name="P1">3. Zarabianie producentów programu.</text:p>
      <text:p text:style-name="P1">4. Kupił parę gier.</text:p>
      <text:p text:style-name="P1"><text:tab/>a. Dostępne w takiej promocyjnej cenie, całkiem zależy mi na tym żeby zarobili. Kupuje gry które ci się podobają, głównie na promocjach, chyba że to Crusaders Kings czy inne gówno które trzepie hajs wypuszczając 200 DLC po 6 funtów które dają 10 nowych portretów do gry. Stara się to robic jako wyraz szacunku dla twórców</text:p>
      <text:p text:style-name="P1">5. Tak <text:span text:style-name="T1">( same gry tho)</text:span></text:p>
      <text:p text:style-name="P1"><text:tab/>a. bo był drogi. Bo mógł. Ceny były nieadekwatne do tego co dostałby w zamian.</text:p>
      <text:p text:style-name="P1">6. Windows</text:p>
      <text:p text:style-name="P1">7. Nie trzyma, bazuje na koncie na steamie. Nie kupił nigdy czegoś co musiałby trzymać Papiery za Windowsa gdzieś ma, ale tata to gdzieś schował, nie on.</text:p>
      <text:p text:style-name="P1">8. Nie.</text:p>
      <text:p text:style-name="P1">9. Zdarza mu się instalować, ale od razu usuwa.</text:p>
      <text:p text:style-name="P1">10. Nie, regularnie usuwa programy których nie używa</text:p>
      <text:p text:style-name="P1">11. <text:span text:style-name="T1">Ze wszystkich. Ma parę gier w które rzadko gra, i ze 2 programy które rzadko używa, ale wciąż na tyle często że nie opłaca się odinstalowywać</text:span></text:p>
      <text:p text:style-name="P2">12. Tak</text:p>
      <text:p text:style-name="P2"><text:tab/>a. nie, tata instaluje dużo szajsu który potem Jędrek usuwa, plus sam mu kiedyś loggeraPro <text:tab/>zainstalowałem i zapomniałem</text:p>
      <text:p text:style-name="P2">13. Nie</text:p>
      <text:p text:style-name="P2">14. idzie wszystko w coraz lepsza stronę, wszystko kupujesz i ściągasz od ręki oraz przypisane do <text:tab/>konta którego nie zgubisz, tak jak fakturę czy płytę</text:p>
      <text:p text:style-name="P2">15. Brak DLC i ukrytych mikropłatności. Licencja powinna być kupnem raz i na dobre, żeby <text:tab/>zapłacić raz i mieć to z głowy</text:p>
      <text:p text:style-name="P2">16. „Branża twórcza nie zdycha z głodu”. Zalety takie jak niewychodzenie z domu, płatność online, brak płyt.</text:p>
      <text:p text:style-name="P2">17. Przelatuje EULE od różnych dziwnych rzeczy żeby zobaczyć czy jest podpunkt o <text:tab/>mikropłatnościac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9:55:22.703000000</meta:creation-date>
    <dc:date>2018-03-26T20:15:28.986000000</dc:date>
    <meta:editing-duration>PT9M56S</meta:editing-duration>
    <meta:editing-cycles>1</meta:editing-cycles>
    <meta:document-statistic meta:table-count="0" meta:image-count="0" meta:object-count="0" meta:page-count="1" meta:paragraph-count="21" meta:word-count="316" meta:character-count="1847" meta:non-whitespace-character-count="1543"/>
    <meta:generator>LibreOffice/5.3.3.2$Windows_x86 LibreOffice_project/3d9a8b4b4e538a85e0782bd6c2d430bafe583448</meta:generator>
  </office:meta>
</office:document-meta>
</file>